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Impact" svg:font-family="Impac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FFF00"/>
      <style:text-properties style:font-name="Impact" style:font-name-asian="Impact" style:font-name-complex="Impact" fo:font-size="24pt" style:font-size-asian="24pt" style:font-size-complex="2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FFFF00"/>
      <style:text-properties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fo:background-color="#FFFF00"/>
      <style:text-properties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Employee Info</text:p>
          </table:table-cell>
          <table:table-cell table:style-name="ce4"/>
          <table:table-cell table:style-name="ce2"/>
          <table:table-cell table:number-columns-repeated="16380"/>
        </table:table-row>
        <table:table-row table:style-name="ro1">
          <table:table-cell/>
          <table:table-cell table:style-name="ce5"/>
          <table:table-cell table:style-name="ce6"/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8">
            <text:p>Last name:</text:p>
          </table:table-cell>
          <table:table-cell office:value-type="string" table:style-name="ce6">
            <text:p>lastName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8">
            <text:p>First name:</text:p>
          </table:table-cell>
          <table:table-cell office:value-type="string" table:style-name="ce6">
            <text:p>firstName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9">
            <text:p>SSN:</text:p>
          </table:table-cell>
          <table:table-cell office:value-type="string" table:style-name="ce7">
            <text:p>ssn</text:p>
          </table:table-cell>
          <table:table-cell table:style-name="ce2"/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Impact" svg:font-family="Impac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crosoft Corporation</meta:initial-creator>
    <dc:creator>cloudconvert_21</dc:creator>
    <meta:creation-date>1996-10-14T23:33:28Z</meta:creation-date>
    <dc:date>2026-03-28T05:24:32Z</dc:date>
  </office:meta>
</office:document-meta>
</file>